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User Storys</text:p>
      <text:p text:style-name="Standard">1. Hauptbereiche erstellen und verwalten</text:p>
      <text:p text:style-name="Standard">User Story:</text:p>
      <text:p text:style-name="Standard">Als Nutzer möchte ich Hauptbereiche (z. B. Fitness, Schule, Business) erstellen und verwalten können, damit ich mein Leben strukturiert organisieren kann.</text:p>
      <text:p text:style-name="Standard">Akzeptanzkriterien:</text:p>
      <text:p text:style-name="Standard">•<text:tab/>Der Nutzer kann aus vorgegebenen Hauptbereichen auswählen (z. B. Fitness, Business, Persönlichkeitsentwicklung).</text:p>
      <text:p text:style-name="Standard">•<text:tab/>Der Nutzer kann Hauptbereiche umbenennen, hinzufügen oder löschen.</text:p>
      <text:p text:style-name="Standard">•<text:tab/>Jeder Hauptbereich hat eine visuell ansprechende Anzeige mit Fortschrittslevel.</text:p>
      <text:p text:style-name="Standard">•<text:tab/>Der Fortschritt in einem Hauptbereich wird automatisch anhand der zugeordneten Unterbereiche berechnet.</text:p>
      <text:p text:style-name="Standard"/>
      <text:p text:style-name="Standard">2. Unterbereiche hinzufügen und bearbeiten</text:p>
      <text:p text:style-name="Standard">User Story:</text:p>
      <text:p text:style-name="Standard">Als Nutzer möchte ich für jeden Hauptbereich individuelle Unterbereiche (z. B. für Fitness: Kraft, Ausdauer, Plyometrics) hinzufügen können, um detailliert an meinen Zielen zu arbeiten.</text:p>
      <text:p text:style-name="Standard">Akzeptanzkriterien:</text:p>
      <text:p text:style-name="Standard">•<text:tab/>Unterbereiche können pro Hauptbereich erstellt, bearbeitet und gelöscht werden.</text:p>
      <text:p text:style-name="Standard">•<text:tab/>Jeder Unterbereich hat eine eigene Fortschrittsanzeige (z. B. Kraft: 70%, Ausdauer: 50%).</text:p>
      <text:p text:style-name="Standard">•<text:tab/>Nutzer können Unterbereiche aus einer vorgegebenen Liste auswählen oder manuell benennen.</text:p>
      <text:p text:style-name="Standard">•<text:tab/>Der Fortschritt in den Unterbereichen beeinflusst automatisch den Fortschritt des zugehörigen Hauptbereichs.</text:p>
      <text:p text:style-name="Standard"/>
      <text:p text:style-name="Standard">3. Aufgaben und Ziele für Unterbereiche erstellen</text:p>
      <text:p text:style-name="Standard">User Story:</text:p>
      <text:p text:style-name="Standard">Als Nutzer möchte ich Aufgaben und Ziele für jeden Unterbereich erstellen können, damit ich meine Fortschritte aktiv gestalten kann.</text:p>
      <text:p text:style-name="Standard">Akzeptanzkriterien:</text:p>
      <text:p text:style-name="Standard">•<text:tab/>Aufgaben können mit einem Titel, einer Beschreibung und einer Deadline erstellt werden.</text:p>
      <text:p text:style-name="Standard">•<text:tab/>Ziele können mit einem festgelegten Fortschrittswert (z. B. „10 kg Bankdrücken mehr“) definiert werden.</text:p>
      <text:soft-page-break/>
      <text:p text:style-name="Standard">•<text:tab/>Abgeschlossene Aufgaben und erreichte Ziele erhöhen automatisch den Fortschritt des zugehörigen Unterbereichs.</text:p>
      <text:p text:style-name="Standard"/>
      <text:p text:style-name="Standard">4. Fortschrittsanzeige und Levelsystem</text:p>
      <text:p text:style-name="Standard">User Story:</text:p>
      <text:p text:style-name="Standard">Als Nutzer möchte ich meinen Fortschritt in jedem Bereich in Form von Levels sehen, damit ich meine Entwicklung nachvollziehen kann.</text:p>
      <text:p text:style-name="Standard">Akzeptanzkriterien:</text:p>
      <text:p text:style-name="Standard">•<text:tab/>Jeder Hauptbereich hat ein Levelsystem (z. B. Level 1 bis 10).</text:p>
      <text:p text:style-name="Standard">•<text:tab/>Der Fortschritt wird prozentual angezeigt und führt bei 100% zu einem Levelaufstieg.</text:p>
      <text:p text:style-name="Standard">•<text:tab/>Der Gesamterfolg der App (alle Bereiche zusammen) wird in einem separaten „Global Progress“-Tracker dargestellt.</text:p>
      <text:p text:style-name="Standard"/>
      <text:p text:style-name="Standard">5. Statistiken und Analysen anzeigen</text:p>
      <text:p text:style-name="Standard">User Story:</text:p>
      <text:p text:style-name="Standard">Als Nutzer möchte ich Statistiken über meine Fortschritte sehen können, damit ich meine Entwicklung analysieren kann.</text:p>
      <text:p text:style-name="Standard">Akzeptanzkriterien:</text:p>
      <text:p text:style-name="Standard">•<text:tab/>Statistiken werden für jeden Hauptbereich und Unterbereich angezeigt (z. B. Fortschritt über Zeit, Aufgaben pro Woche).</text:p>
      <text:p text:style-name="Standard">•<text:tab/>Diagramme und Charts visualisieren die Leistung (z. B. Balken-, Kreis- oder Liniendiagramme).</text:p>
      <text:p text:style-name="Standard">•<text:tab/>Nutzer können Zeiträume auswählen (Tages-, Wochen-, Monats- und Jahresstatistik).</text:p>
      <text:p text:style-name="Standard"/>
      <text:p text:style-name="Standard">6. Fortschritt anzeigen</text:p>
      <text:p text:style-name="Standard">User Story:</text:p>
      <text:p text:style-name="Standard">Als Nutzer will ich meinen Generellen Fortschritt in allen Bereichen auf einen blick sehen wollen.<text:s/></text:p>
      <text:p text:style-name="Standard">Akzeptanzkriterien:</text:p>
      <text:p text:style-name="Standard">•<text:tab/>In Form von Balken oder einem Kreis soll bei jedem Bereich auf einen schlag zu sehen sein, wie viel fortschritt man gemacht hat im Allgemeinen bezüglich des Ziels das man hat.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vo Baumann</meta:initial-creator>
    <dc:creator>Ivo Baumann</dc:creator>
    <meta:creation-date>2025-01-22T14:20:00Z</meta:creation-date>
    <dc:date>2025-01-22T15:01:00Z</dc:date>
    <meta:template xlink:href="Normal.dotm" xlink:type="simple"/>
    <meta:editing-cycles>8</meta:editing-cycles>
    <meta:editing-duration>PT0S</meta:editing-duration>
    <meta:document-statistic meta:page-count="3" meta:paragraph-count="6" meta:word-count="422" meta:character-count="3075" meta:row-count="22" meta:non-whitespace-character-count="2659"/>
  </office:meta>
</office:document-meta>
</file>